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ansinterligne" style:master-page-name="MP0" style:family="paragraph">
      <style:paragraph-properties fo:break-before="page"/>
    </style:style>
    <style:style style:name="P2" style:parent-style-name="Sansinterligne" style:family="paragraph">
      <style:text-properties style:rfc-language-tag="en-029" fo:language="en"/>
    </style:style>
    <style:style style:name="P3" style:parent-style-name="Sansinterligne" style:family="paragraph">
      <style:text-properties style:rfc-language-tag="en-029" fo:language="en"/>
    </style:style>
    <style:style style:name="P4" style:parent-style-name="Sansinterligne" style:family="paragraph">
      <style:text-properties style:rfc-language-tag="en-029" fo:language="en"/>
    </style:style>
    <style:style style:name="P5" style:parent-style-name="Sansinterligne" style:family="paragraph">
      <style:text-properties style:rfc-language-tag="en-029" fo:language="en"/>
    </style:style>
    <style:style style:name="P6" style:parent-style-name="Sansinterligne" style:family="paragraph">
      <style:text-properties style:rfc-language-tag="en-029" fo:language="en"/>
    </style:style>
    <style:style style:name="P7" style:parent-style-name="Sansinterligne" style:family="paragraph">
      <style:text-properties style:rfc-language-tag="en-029" fo:language="en"/>
    </style:style>
    <style:style style:name="T8" style:parent-style-name="Policepardéfaut" style:family="text">
      <style:text-properties style:rfc-language-tag="en-029" fo:language="en"/>
    </style:style>
    <style:style style:name="T9" style:parent-style-name="Policepardéfaut" style:family="text">
      <style:text-properties fo:language="en" fo:country="US"/>
    </style:style>
    <style:style style:name="T10" style:parent-style-name="Policepardéfaut" style:family="text">
      <style:text-properties style:rfc-language-tag="en-029" fo:language="en"/>
    </style:style>
    <style:style style:name="P11" style:parent-style-name="Sansinterligne" style:family="paragraph">
      <style:text-properties style:rfc-language-tag="en-029" fo:language="en"/>
    </style:style>
    <style:style style:name="P12" style:parent-style-name="Sansinterligne" style:family="paragraph">
      <style:text-properties style:rfc-language-tag="en-029" fo:language="en"/>
    </style:style>
    <style:style style:name="P13" style:parent-style-name="Sansinterligne" style:family="paragraph">
      <style:text-properties style:rfc-language-tag="en-029" fo:language="en"/>
    </style:style>
    <style:style style:name="P14" style:parent-style-name="Sansinterligne" style:family="paragraph">
      <style:text-properties style:rfc-language-tag="en-029" fo:language="en"/>
    </style:style>
    <style:style style:name="P15" style:parent-style-name="Sansinterligne" style:family="paragraph">
      <style:text-properties style:rfc-language-tag="en-029" fo:language="en"/>
    </style:style>
    <style:style style:name="P16" style:parent-style-name="Sansinterligne" style:family="paragraph">
      <style:text-properties style:rfc-language-tag="en-029" fo:language="en"/>
    </style:style>
    <style:style style:name="P17" style:parent-style-name="Sansinterligne" style:family="paragraph">
      <style:text-properties style:rfc-language-tag="en-029" fo:language="en"/>
    </style:style>
    <style:style style:name="P18" style:parent-style-name="Sansinterligne" style:family="paragraph">
      <style:text-properties style:rfc-language-tag="en-029" fo:language="en"/>
    </style:style>
    <style:style style:name="P19" style:parent-style-name="Sansinterligne" style:family="paragraph">
      <style:text-properties style:rfc-language-tag="en-029" fo:language="en"/>
    </style:style>
    <style:style style:name="P20" style:parent-style-name="Sansinterligne" style:family="paragraph">
      <style:text-properties style:rfc-language-tag="en-029" fo:language="en"/>
    </style:style>
    <style:style style:name="P21" style:parent-style-name="Sansinterligne" style:family="paragraph">
      <style:text-properties style:rfc-language-tag="en-029" fo:language="en"/>
    </style:style>
  </office:automatic-styles>
  <office:body>
    <office:text text:use-soft-page-breaks="true">
      <text:p text:style-name="P1">CO Anglais</text:p>
      <text:p text:style-name="Sansinterligne"/>
      <text:p text:style-name="P2">Question:<text:s/>Is losing privacy ultimately the price we pay for<text:s/>freedom?</text:p>
      <text:p text:style-name="P3"/>
      <text:p text:style-name="P4">Bruce Schneier leading internet security expert<text:s/></text:p>
      <text:p text:style-name="P5"/>
      <text:p text:style-name="P6">Surveilled 24/7 less free less autonomos <text:s text:c="2"/>maybe a loss of freedom</text:p>
      <text:p text:style-name="P7"/>
      <text:p text:style-name="Sansinterligne"><text:span text:style-name="T8">FB Business purpose, advertise,<text:s/></text:span><text:span text:style-name="T9">convise</text:span><text:span text:style-name="T10"><text:s/>you to buy things that we wouldn’t otherwise</text:span></text:p>
      <text:p text:style-name="P11"/>
      <text:p text:style-name="P12">All datas undercontrol, government also collect it for controltheir population maybe dissidents,criminals<text:s/></text:p>
      <text:p text:style-name="P13"><text:s/>Data potential control over us, HUGE POWER</text:p>
      <text:p text:style-name="P14"/>
      <text:p text:style-name="P15">Revealed<text:s/>info on social<text:s/>networks: places<text:s/>where we go, detailed <text:s/>view on ours lives,</text:p>
      <text:p text:style-name="P16"/>
      <text:p text:style-name="P17">Dystopian scenario: whoever can analysis your facets of life who has access to data</text:p>
      <text:p text:style-name="P18"/>
      <text:p text:style-name="P19"/>
      <text:p text:style-name="P20">Minut control over people lives</text:p>
      <text:p text:style-name="P2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ansinterligne" style:display-name="Sans interligne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anis Houdier</meta:initial-creator>
    <dc:creator>Yanis Houdier</dc:creator>
    <meta:creation-date>2020-09-15T13:33:00Z</meta:creation-date>
    <dc:date>2020-09-16T06:05:00Z</dc:date>
    <meta:template xlink:href="Normal" xlink:type="simple"/>
    <meta:editing-cycles>2</meta:editing-cycles>
    <meta:editing-duration>PT59520S</meta:editing-duration>
    <meta:document-statistic meta:page-count="1" meta:paragraph-count="1" meta:word-count="98" meta:character-count="641" meta:row-count="4" meta:non-whitespace-character-count="544"/>
  </office:meta>
</office:document-meta>
</file>